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<text:tab/><text:tab/>/**//**/-- Étape 2: Définition des données (DDL) -- /**//**/</text:p>
      <text:p text:style-name="Standard"><text:s text:c="44"/></text:p>
      <text:p text:style-name="Standard">-- création de la base de donnée</text:p>
      <text:p text:style-name="Standard">create database Jeux_de_donnees;</text:p>
      <text:p text:style-name="Standard">-- utilisation de la base donnée Jeux_de_donnees</text:p>
      <text:p text:style-name="Standard">use Jeux_de_donnees;</text:p>
      <text:p text:style-name="Standard">-- drop database Jeux_de_donnees;</text:p>
      <text:p text:style-name="Standard">-- drop table Liste;</text:p>
      <text:p text:style-name="Standard"/>
      <text:p text:style-name="Standard"/>
      <text:p text:style-name="Standard">-- création des tables (Element, Liste, Tirage et Element_Tirage)</text:p>
      <text:p text:style-name="Standard">create table Element(</text:p>
      <text:p text:style-name="Standard">-- clef primraire</text:p>
      <text:p text:style-name="Standard">idELEMENT int primary key auto_increment,</text:p>
      <text:p text:style-name="Standard">-- attributs</text:p>
      <text:p text:style-name="Standard">idLISTE int,</text:p>
      <text:p text:style-name="Standard">nomELEMENT varchar(50),</text:p>
      <text:p text:style-name="Standard">-- clef étrangère</text:p>
      <text:p text:style-name="Standard">foreign key(idLISTE) references Liste(idLISTE)</text:p>
      <text:p text:style-name="Standard">);</text:p>
      <text:p text:style-name="Standard"/>
      <text:p text:style-name="Standard">create table Liste(</text:p>
      <text:p text:style-name="Standard">-- clef primaire</text:p>
      <text:p text:style-name="Standard">idLISTE int primary key auto_increment,</text:p>
      <text:p text:style-name="Standard">-- attribut</text:p>
      <text:p text:style-name="Standard">nomLISTE varchar(50)</text:p>
      <text:p text:style-name="Standard">);</text:p>
      <text:p text:style-name="Standard"/>
      <text:p text:style-name="Standard">create table Tirage(</text:p>
      <text:p text:style-name="Standard">-- clef primarire</text:p>
      <text:p text:style-name="Standard">idTIRAGE int primary key auto_increment,</text:p>
      <text:p text:style-name="Standard">-- attributs</text:p>
      <text:p text:style-name="Standard">idLISTE int,</text:p>
      <text:p text:style-name="Standard">nomTIRAGE varchar(100),</text:p>
      <text:p text:style-name="Standard">descriptionTIRAGE text,</text:p>
      <text:p text:style-name="Standard">dateCreationTIRAGE datetime,</text:p>
      <text:p text:style-name="Standard">dateEffectueeTIRAGE datetime,</text:p>
      <text:p text:style-name="Standard">nombreElementsAtirerTIRAGE int,</text:p>
      <text:p text:style-name="Standard">typeTIRAGE int,</text:p>
      <text:p text:style-name="Standard">-- clef étrangère</text:p>
      <text:p text:style-name="Standard">foreign key(idLISTE) references Liste(idLISTE)</text:p>
      <text:p text:style-name="Standard">);</text:p>
      <text:p text:style-name="Standard"/>
      <text:p text:style-name="Standard">create table Element_Tirage(</text:p>
      <text:p text:style-name="Standard">-- clef primaire composite</text:p>
      <text:p text:style-name="Standard">idELEMENT int,</text:p>
      <text:p text:style-name="Standard">idTIRAGE int,</text:p>
      <text:p text:style-name="Standard">-- attributs</text:p>
      <text:p text:style-name="Standard"><text:soft-page-break/>Position int,</text:p>
      <text:p text:style-name="Standard">-- Définition des clefs primarires composites</text:p>
      <text:p text:style-name="Standard">foreign key(idELEMENT) references Element(idELEMENT),</text:p>
      <text:p text:style-name="Standard">foreign key(idTIRAGE) references Tirage(idTIRAGE),</text:p>
      <text:p text:style-name="Standard">primary key(idELEMENT,idTIRAGE)</text:p>
      <text:p text:style-name="Standard">);</text:p>
      <text:p text:style-name="Standard"/>
      <text:p text:style-name="Standard"/>
      <text:p text:style-name="Standard"><text:tab/><text:tab/><text:tab/><text:tab/><text:tab/><text:tab/><text:tab/><text:tab/><text:tab/><text:tab/>/**//**/-- Étape 3: Manipulation des données (DML) --/**//**/</text:p>
      <text:p text:style-name="Standard"/>
      <text:p text:style-name="Standard">-- ajout de donnée table (Liste)(simulation jeu de données)</text:p>
      <text:p text:style-name="Standard">insert into Liste(idLISTE,nomLISTE) value(01,"Tirage_Lundi");</text:p>
      <text:p text:style-name="Standard">insert into Liste value(02,"Tirage_Mardi"), (03,"Tirage_Mercredi"), (04,"Tirage_Jeudi"), (05,"Tirage_Fin_de_Semaine");</text:p>
      <text:p text:style-name="Standard">select * from Liste;</text:p>
      <text:p text:style-name="Standard">--</text:p>
      <text:p text:style-name="Standard"/>
      <text:p text:style-name="Standard">-- ajout de donnée table (Element)(simulation jeu de données)</text:p>
      <text:p text:style-name="Standard">insert into Element(idELEMENT, idLISTE, nomELEMENT) value(101,01,"Voiture");</text:p>
      <text:p text:style-name="Standard">insert into Element value(102,02,"Bateaux"), (103,02,"Maison"), (104,01,"Voyage"), (105,02,"Tout-Terrain");</text:p>
      <text:p text:style-name="Standard">select * from Element;</text:p>
      <text:p text:style-name="Standard">--</text:p>
      <text:p text:style-name="Standard"/>
      <text:p text:style-name="Standard">-- ajout de donnée table (Tirage)(simulation jeu de données)</text:p>
      <text:p text:style-name="Standard">insert into Tirage(idTIRAGE, idLISTE, nomTIRAGE, descriptionTIRAGE, dateCreationTIRAGE, dateEffectueeTIRAGE,nombreElementsAtirerTIRAGE,typeTIRAGE) value(201,01,"Premier_Tirage", "Tirage_premiere_chance","2022-08-13","2021-08-13",1,0);</text:p>
      <text:p text:style-name="Standard">insert into Tirage value(202,02,"Deuxieme_Tirage", "Tirage_deuxieme_chance","2022-07-10","2022-08-16",1,1), (203,02,"Troisieme_Tirage", "Tirage_troisieme_chance","2022-02-09","2022-06-22",1,1), (204,03,"Quatrieme_Tirage", "Tirage_quatrieme_chance","2022-03-10","2022-05-05",1,0),(205,04,"Cinquieme_Tirage", "Tirage_cinquieme_chance","2022-04-13","2022-04-26",1,0);</text:p>
      <text:p text:style-name="Standard">select * from Tirage;</text:p>
      <text:p text:style-name="Standard">--</text:p>
      <text:p text:style-name="Standard"/>
      <text:p text:style-name="Standard">-- ajout de donnée table (Element_Tirage)(simulation jeu de données)</text:p>
      <text:p text:style-name="Standard">insert into Element_Tirage(idELEMENT, idTIRAGE, Position) value(101,201,1), (105,203,2), (104,204,3), (103,202,4),(101,205,5), (102,201,6), (105,205,7);</text:p>
      <text:p text:style-name="Standard">select * from Element_Tirage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0:55:39.696661766</meta:creation-date>
    <dc:date>2022-05-11T10:56:08.397121574</dc:date>
    <meta:editing-duration>PT29S</meta:editing-duration>
    <meta:editing-cycles>1</meta:editing-cycles>
    <meta:document-statistic meta:table-count="0" meta:image-count="0" meta:object-count="0" meta:page-count="2" meta:paragraph-count="68" meta:word-count="272" meta:character-count="2793" meta:non-whitespace-character-count="2525"/>
    <meta:generator>LibreOffice/6.4.7.2$Linux_X86_64 LibreOffice_project/40$Build-2</meta:generator>
  </office:meta>
</office:document-meta>
</file>